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6"/>
    <style:style style:name="P3" style:family="paragraph" style:parent-style-name="Standard">
      <style:paragraph-properties fo:break-before="page"/>
    </style:style>
    <style:style style:name="P4" style:family="paragraph" style:parent-style-name="Standard" style:master-page-name="">
      <style:paragraph-properties fo:margin-left="1.565cm" fo:margin-right="0cm" fo:text-align="start" style:justify-single-word="false" fo:text-indent="0cm" style:auto-text-indent="false" style:page-number="auto"/>
    </style:style>
    <style:style style:name="P5" style:family="paragraph" style:parent-style-name="Standard">
      <style:paragraph-properties fo:margin-left="1.565cm" fo:margin-right="0cm" fo:text-align="start" style:justify-single-word="false" fo:text-indent="0cm" style:auto-text-inden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59cm" fo:text-indent="0.011cm" fo:margin-left="1.259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saw and Cracow -districts analyzed.</text:p>
      <text:p text:style-name="P3"/>
      <text:list xml:id="list5777862947246326168" text:style-name="L1">
        <text:list-item>
          <text:p text:style-name="P1">Introduction</text:p>
          <text:list>
            <text:list-item>
              <text:p text:style-name="P1">Project description and main goals.</text:p>
            </text:list-item>
          </text:list>
        </text:list-item>
      </text:list>
      <text:p text:style-name="Standard"><text:tab/>In this project, I would like to explore two polish cities' districts -Warsaw and Krakow.</text:p>
      <text:p text:style-name="Standard">Warsaw is the capital and largest city of Poland. The metropolis stands on the Vistula River in east-central Poland and its population is officially estimated at 1.8 million residents within a greater metropolitan area of 3.1 million residents, which makes Warsaw the 7th most-populous capital city in the European Union. City area is 517.24 km2 (199.71 sq mi).</text:p>
      <text:p text:style-name="Standard">Krakow, is the second largest and one of the oldest cities. Its population is estimated at 779 115 residents, and city area is 326.8 km2 (126.2 sq mi).</text:p>
      <text:p text:style-name="Standard"><text:tab/>In the first place, I would like to create choroplets with most popular types of venues for both cities. This type of maps could be useful to quickly find similar districts, for example by tourists or investors.</text:p>
      <text:p text:style-name="Standard"><text:tab/>Then, I would like to group districts into few cluster (no assumptions about the number), taking into consideration what kind of venues could be find there. This kind of data can be useful if, for example, someone is running business in one place, and wants find similar environment in different city. Also, this information could be used, for example, by travel agency to suggest clients new destination, similar to places he/she visited previously.</text:p>
      <text:p text:style-name="Standard"><text:tab/>As an extra task, I will try to find correlation between different types of venues in districts (is number of Italian restaurants correlated with number of coffee shops?). Maybe I will find some interesting and surprising conclusions.</text:p>
      <text:list xml:id="list678425060" text:continue-numbering="true" text:style-name="L1">
        <text:list-item>
          <text:list>
            <text:list-item>
              <text:p text:style-name="P1">Data description.</text:p>
            </text:list-item>
          </text:list>
        </text:list-item>
      </text:list>
      <text:p text:style-name="Standard"><text:tab/>Following data will be used to perform analysis:</text:p>
      <text:list xml:id="list601561123256892786" text:style-name="L6">
        <text:list-item>
          <text:p text:style-name="P2">Shapefiles of Warsaw and <text:s/>Krakow. The shapefile format is a geospatial vector data format for geographic information system (GIS) software. These files can be easily downloaded from web:</text:p>
          <text:list>
            <text:list-item>
              <text:p text:style-name="P2">https://gis-support.pl/wp-content/uploads/dzielnice_Warszawy.zip</text:p>
            </text:list-item>
            <text:list-item>
              <text:p text:style-name="P2">https://gis-support.pl/wp-content/uploads/dzielnice_Krakowa.zip</text:p>
            </text:list-item>
          </text:list>
        </text:list-item>
      </text:list>
      <text:p text:style-name="Standard"/>
      <text:list xml:id="list1713190856" text:continue-numbering="true" text:style-name="L6">
        <text:list-item>
          <text:p text:style-name="P2">From shapefiles, with help of QGIS software, I will create GeoJSONs for both cities. GeoJSON is an open standard format designed for representing simple geographical features, along with their non-spatial attributes. It is based on the JSON format. When transforming .shp to geojson we intend to use with Folium, it is important to choose correct coordinate system: WGS 84. Generally speaking, GeoJSONs for both cities have different structure, but I will use mostly two informations: district name and shape of district (given by polygon coordinates).</text:p>
        </text:list-item>
      </text:list>
      <text:p text:style-name="Standard"/>
      <text:p text:style-name="P4">Example of Warsaw geojson:</text:p>
      <text:p text:style-name="P5">{'type': 'FeatureCollection',</text:p>
      <text:p text:style-name="P5"><text:s/>'name': 'warsaw_districts',</text:p>
      <text:p text:style-name="P5"><text:s/>'crs': {'type': 'name',</text:p>
      <text:p text:style-name="P5"><text:s text:c="2"/>'properties': {'name': 'urn:ogc:def:crs:OGC:1.3:CRS84'}},</text:p>
      <text:p text:style-name="P5"><text:s/>'features': [{'type': 'Feature',</text:p>
      <text:p text:style-name="P5"><text:s text:c="3"/>'properties': {'nazwa_dzie': 'Żoliborz',</text:p>
      <text:p text:style-name="P5"><text:s text:c="4"/>'style': {'weight': 1,</text:p>
      <text:p text:style-name="P5"><text:s text:c="5"/>'opacity': 0.9,</text:p>
      <text:p text:style-name="P5"><text:s text:c="5"/>'color': 'black',</text:p>
      <text:p text:style-name="P5"><text:s text:c="5"/>'fillOpacity': 0.7,</text:p>
      <text:p text:style-name="P5"><text:s text:c="5"/>'fillColor': '#d9f0a3'},</text:p>
      <text:p text:style-name="P5"><text:s text:c="4"/>'highlight': {}},</text:p>
      <text:p text:style-name="P5"><text:s text:c="3"/>'geometry': {'type': 'MultiPolygon',</text:p>
      <text:p text:style-name="P5"><text:s text:c="4"/>'coordinates': [[[[20.957550244360345, 52.266927972075955],</text:p>
      <text:p text:style-name="P5"><text:soft-page-break/><text:s text:c="7"/>[20.957595033280743, 52.26712068328835],</text:p>
      <text:p text:style-name="P5"><text:s text:c="7"/>[20.957577637116344, 52.26723607840504],</text:p>
      <text:p text:style-name="P5"><text:s text:c="7"/>[20.957537312295642, 52.26727740707875],</text:p>
      <text:p text:style-name="P5"><text:s text:c="7"/>[20.957761257322645, 52.267475395339645],</text:p>
      <text:p text:style-name="P5"><text:s text:c="7"/>...</text:p>
      <text:p text:style-name="P5"><text:s/>}</text:p>
      <text:p text:style-name="P5"><text:s/></text:p>
      <text:p text:style-name="P5"><text:s/>Example of Cracow geojson:</text:p>
      <text:p text:style-name="P5"><text:s/>{'type': 'FeatureCollection',</text:p>
      <text:p text:style-name="P5"><text:s/>'name': 'cracow_districts',</text:p>
      <text:p text:style-name="P5"><text:s/>'crs': {'type': 'name',</text:p>
      <text:p text:style-name="P5"><text:s text:c="2"/>'properties': {'name': 'urn:ogc:def:crs:OGC:1.3:CRS84'}},</text:p>
      <text:p text:style-name="P5"><text:s/>'features': [{'type': 'Feature',</text:p>
      <text:p text:style-name="P5"><text:s text:c="3"/>'properties': {'objectid': 1.0,</text:p>
      <text:p text:style-name="P5"><text:s text:c="4"/>'mslink': 1.0,</text:p>
      <text:p text:style-name="P5"><text:s text:c="4"/>'mapid': 3013.0,</text:p>
      <text:p text:style-name="P5"><text:s text:c="4"/>'id_dzielni': 1.0,</text:p>
      <text:p text:style-name="P5"><text:s text:c="4"/>'nr_dzielni': 'I',</text:p>
      <text:p text:style-name="P5"><text:s text:c="4"/>'powierzchn': 5567646.0,</text:p>
      <text:p text:style-name="P5"><text:s text:c="4"/>'nazwa': 'Stare Miasto',</text:p>
      <text:p text:style-name="P5"><text:s text:c="4"/>'nazwa_peln': 'Dzielnica I Stare Miasto',</text:p>
      <text:p text:style-name="P5"><text:s text:c="4"/>'opis': 'UCHWALA NR XCIX/1495/14 RADY MIASTA KRAKOWA',</text:p>
      <text:p text:style-name="P5"><text:s text:c="4"/>'data_aktua': '2014/04/01',</text:p>
      <text:p text:style-name="P5"><text:s text:c="4"/>'st_area(sh': 5567646.1253,</text:p>
      <text:p text:style-name="P5"><text:s text:c="4"/>'st_length(': 11730.268840426876,</text:p>
      <text:p text:style-name="P5"><text:s text:c="4"/>'style': {},</text:p>
      <text:p text:style-name="P5"><text:s text:c="4"/>'highlight': {}},</text:p>
      <text:p text:style-name="P5"><text:s text:c="3"/>'geometry': {'type': 'MultiPolygon',</text:p>
      <text:p text:style-name="P5"><text:s text:c="4"/>'coordinates': [[[[19.92376505386849, 50.062551412466526],</text:p>
      <text:p text:style-name="P5"><text:s text:c="7"/>[19.923769137430885, 50.06260611760511],</text:p>
      <text:p text:style-name="P5"><text:s text:c="7"/>[19.92379225047611, 50.06268428672853],</text:p>
      <text:p text:style-name="P5"><text:s text:c="7"/>[19.92386892349894, 50.06289692322136],</text:p>
      <text:p text:style-name="P5"><text:s text:c="7"/>...</text:p>
      <text:p text:style-name="P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ans-serif" svg:font-family="sans-serif"/>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ł </meta:initial-creator>
    <meta:creation-date>2020-07-29T21:58:44</meta:creation-date>
    <meta:generator>OpenOffice/4.1.2$Unix OpenOffice.org_project/412m3$Build-9782</meta:generator>
    <dc:date>2020-07-31T22:58:12</dc:date>
    <dc:creator>Rafał </dc:creator>
    <meta:editing-duration>P2DT59M29S</meta:editing-duration>
    <meta:editing-cycles>9</meta:editing-cycles>
    <meta:document-statistic meta:table-count="0" meta:image-count="0" meta:object-count="0" meta:page-count="3" meta:paragraph-count="64" meta:word-count="558" meta:character-count="4133"/>
  </office:meta>
</office:document-meta>
</file>